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0a1784" officeooo:paragraph-rsid="000a1784"/>
    </style:style>
    <style:style style:name="P2" style:family="paragraph" style:parent-style-name="Text_20_body">
      <style:text-properties officeooo:paragraph-rsid="000a1784"/>
    </style:style>
    <style:style style:name="P3" style:family="paragraph" style:parent-style-name="Text_20_body">
      <style:text-properties officeooo:rsid="000bc8e4" officeooo:paragraph-rsid="000bc8e4"/>
    </style:style>
    <style:style style:name="P4" style:family="paragraph" style:parent-style-name="Text_20_body">
      <style:text-properties officeooo:rsid="000c360c" officeooo:paragraph-rsid="000c360c"/>
    </style:style>
    <style:style style:name="P5" style:family="paragraph" style:parent-style-name="Text_20_body">
      <style:text-properties officeooo:rsid="000ff53f" officeooo:paragraph-rsid="000bc8e4"/>
    </style:style>
    <style:style style:name="P6" style:family="paragraph" style:parent-style-name="Text_20_body">
      <style:paragraph-properties fo:margin-top="0in" fo:margin-bottom="0.0598in" loext:contextual-spacing="false" fo:line-height="100%"/>
      <style:text-properties officeooo:rsid="00093557" officeooo:paragraph-rsid="00093557"/>
    </style:style>
    <style:style style:name="P7" style:family="paragraph" style:parent-style-name="Text_20_body" style:list-style-name="L1">
      <style:paragraph-properties fo:margin-top="0in" fo:margin-bottom="0.0598in" loext:contextual-spacing="false" fo:line-height="100%"/>
      <style:text-properties officeooo:rsid="00093557" officeooo:paragraph-rsid="00093557"/>
    </style:style>
    <style:style style:name="P8" style:family="paragraph" style:parent-style-name="Text_20_body" style:list-style-name="L1">
      <style:paragraph-properties fo:margin-top="0in" fo:margin-bottom="0.0598in" loext:contextual-spacing="false" fo:line-height="100%"/>
      <style:text-properties officeooo:rsid="000a1784" officeooo:paragraph-rsid="000a1784"/>
    </style:style>
    <style:style style:name="P9" style:family="paragraph" style:parent-style-name="Text_20_body">
      <style:paragraph-properties fo:margin-top="0in" fo:margin-bottom="0.0598in" loext:contextual-spacing="false" fo:line-height="100%"/>
      <style:text-properties officeooo:rsid="000a1784" officeooo:paragraph-rsid="000a1784"/>
    </style:style>
    <style:style style:name="P10" style:family="paragraph" style:parent-style-name="Heading_20_2">
      <style:text-properties officeooo:rsid="00093557" officeooo:paragraph-rsid="00093557"/>
    </style:style>
    <style:style style:name="P11" style:family="paragraph" style:parent-style-name="Heading_20_2">
      <style:text-properties officeooo:rsid="000c360c" officeooo:paragraph-rsid="000c360c"/>
    </style:style>
    <style:style style:name="T1" style:family="text">
      <style:text-properties officeooo:rsid="000a1784"/>
    </style:style>
    <style:style style:name="T2" style:family="text">
      <style:text-properties officeooo:rsid="000bc8e4"/>
    </style:style>
    <style:style style:name="T3" style:family="text">
      <style:text-properties officeooo:rsid="000e18d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Koncepcja</text:h>
      <text:p text:style-name="P6">Projekt zakładał stworzenie modułu do jądra systemu Linux, który implementował funkcjonalność RAM dysku.</text:p>
      <text:p text:style-name="P6">Funkcjonalność obejmowała:</text:p>
      <text:list xml:id="list3075575881766091210" text:style-name="L1">
        <text:list-item>
          <text:p text:style-name="P7">Tworzenie RAM dysku</text:p>
        </text:list-item>
        <text:list-item>
          <text:p text:style-name="P7">Zapis do RAM dysku poprzez odpowiednie urządzenie w katalogu /dev</text:p>
        </text:list-item>
        <text:list-item>
          <text:p text:style-name="P7">Odczyt z RAM dysku poprzez odpowiednie urządzenie w katalogu /dev</text:p>
        </text:list-item>
        <text:list-item>
          <text:p text:style-name="P7">Zmiana rozmiaru RAM dysku poprzez odpowiedni plik w katalogu /proc</text:p>
        </text:list-item>
        <text:list-item>
          <text:p text:style-name="P8">Zamknięcie RAM dysku</text:p>
        </text:list-item>
      </text:list>
      <text:p text:style-name="P9"/>
      <text:h text:style-name="Heading_20_2" text:outline-level="2">Mechanizmy systemowe</text:h>
      <text:p text:style-name="P2"><text:span text:style-name="T1">RAM dysk można implementować na dwa sposoby: jako urządzenie blokowe (dyski, napędy cd) u jako urządzenie znakowe. Przewaga implementacji RAM dysku jako urządzenia blokowego polega na tym, że na takim dysku, można założyć system plików i zamontować go, jednakże w pewnym momencie musimy zmyślić geometrię dysku. Implementacja jako urządzenie znakowe nie umożliwia montowania, jednakże ciągle można go wykorzystywać jako bardzo szybki plik tymczasowy.</text:span></text:p>
      <text:p text:style-name="P1">Wszystko w Linuxie jest plikiem. Dostęp do RAM dysku odbywa się poprzez odpowiedni plik w katalogu /dev (może być też inny katalog w którym można utworzyć plik, jednak RAM dysk jest urządzeniem i w katalogu /dev jest jego miejsce).</text:p>
      <text:p text:style-name="P1">Sterowanie tym urządzeniem (zmiana rozmiaru RAM dysku), odbywa się poprzez plik w katalogu /proc (tutaj nie mamy możliwości wyboru katalogu w którym znajduje się plik, gdyż jądro tworzy plik w tym katalogu).</text:p>
      <text:p text:style-name="P1">W module musimy alokować pamięć dla naszego RAM dysku. Można to zrobić na wiele sposobów w zależności od potrzeb <text:span text:style-name="T2">możemy użyć rodzinę funkcji typu kmalloc(), kmalloc_array() dla rozmiaru obszaru przekraczającego jedną stronę. Adres zwracany przez tą funkcję jest adresem fizycznym, a nie wirtualnym jak jak to ma miejsce w programach w przestrzeni użytkownika. Mając adres fizyczny, można do transportu danych wykorzystać układ DMA (np. do wysłania danych przez socket). Jednakże jądro Linuxa także zawiera przestrzeń adresową wirtualną, (dzięki wykorzystaniu mechanizmu MMU), lecz taka pamięć nie jest fizycznie ciągła, a co za tym idzie nie ma możliwości wykorzystywania układu DMA do transportu danych, ale łatwiej systemowi jest zająć pamięć we fragmentach, niż jeden spójny fragment w pamięci fizycznej.</text:span></text:p>
      <text:p text:style-name="P3">Do projektu został wybrany kmalloc().</text:p>
      <text:p text:style-name="P5"/>
      <text:p text:style-name="P5"/>
      <text:p text:style-name="P5"/>
      <text:h text:style-name="P11" text:outline-level="2"><text:soft-page-break/>Opis uruchomienia</text:h>
      <text:p text:style-name="P4">Po skompilowaniu projektu komendą 'make', moduł należy załadować do jądra systemu komendą 'insmod', która jako argument przyjmuje plik „kernel object” z rozszerzeniem .ko Po tej operacji mamy załadowany moduł. Możemy znaleźć jego symbole (odpowiednik programu nm) w pliku /proc/kallsyms. Wywołując komendę 'dmesg', możemy zobaczyć komunikaty wysyłane przez jądro systemu, m.in. przez nasz moduł, który informuje, że żeby uzyskać dostęp do modułu należy stworzyć plik urządzenia znakowego z opcją 'c', odpowiednią wartością major i minor, korzystając <text:s/>z polecenia 'mknod'. Po tych operacjach możemy swobodnie pracować na pliku utworzonym przez komendę 'mknod', jeśli chcemy zmienić rozmiar pliku, wystarczy wpisać odpowiednią liczbę do pliku /proc/ramdisk_size , a gdy chcemy odczytać aktualny rozmiar wystarczy wywołać 'cat /proc/ramdisk_size'. <text:span text:style-name="T3">Po zakończeniu zabawy sprzątamy po sobie wywołując 'rmmod ramdis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2:56:54.280823646</meta:creation-date>
    <dc:date>2016-06-07T14:27:13.819147590</dc:date>
    <meta:editing-duration>PT1H15M9S</meta:editing-duration>
    <meta:editing-cycles>6</meta:editing-cycles>
    <meta:generator>LibreOffice/4.4.5.2$Linux_x86 LibreOffice_project/40m0$Build-2</meta:generator>
    <meta:document-statistic meta:table-count="0" meta:image-count="0" meta:object-count="0" meta:page-count="2" meta:paragraph-count="16" meta:word-count="439" meta:character-count="3060" meta:non-whitespace-character-count="2641"/>
  </office:meta>
</office:document-meta>
</file>